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ae791"/>
    </style:style>
    <style:style style:name="T1" style:family="text">
      <style:text-properties fo:language="en" fo:country="US" fo:font-style="italic"/>
    </style:style>
    <style:style style:name="T2" style:family="text">
      <style:text-properties officeooo:rsid="000ae791"/>
    </style:style>
    <style:style style:name="T3" style:family="text">
      <style:text-properties officeooo:rsid="000b2f06"/>
    </style:style>
    <style:style style:name="T4" style:family="text">
      <style:text-properties officeooo:rsid="000cf7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В России прообраз первого автомобиля создал крепостной крестьянин Вятской губернии Яранского уезда Леонтий Шамшуренков. Своё изобретение он представил в Санкт-Петербурге 1 ноября 1752 года. Это была четырёхколёсная самобеглая коляска с педальным приводом, развивающая скорость до 15 км/ч. Им же был разработан первый верстометр (автомобильный счётчик, измеряющий пройденный путь). Позже, в 1780-х годах русский конструктор, изобретатель и инженер <text:a xlink:type="simple" xlink:href="https://ru.wikipedia.org/wiki/Иван_Кулибин" text:style-name="Internet_20_link" text:visited-style-name="Visited_20_Internet_20_Link">Иван Кулибин</text:a> начал работу над каретой с педалями. В 1791 году он создал трёхколёсный самоходный экипаж, развивающий скорость до 16,2 км/ч. В этой «самокатке» он разъезжал по улицам Петербурга. Его трёхколёсный механизм содержал почти все основные узлы будущего автомобиля: <text:a xlink:type="simple" xlink:href="https://ru.wikipedia.org/wiki/Коробка_передач" text:style-name="Internet_20_link" text:visited-style-name="Visited_20_Internet_20_Link">коробка передач</text:a>, <text:a xlink:type="simple" xlink:href="https://ru.wikipedia.org/wiki/Маховик" text:style-name="Internet_20_link" text:visited-style-name="Visited_20_Internet_20_Link">маховое колесо</text:a>, <text:a xlink:type="simple" xlink:href="https://ru.wikipedia.org/wiki/Подшипник" text:style-name="Internet_20_link" text:visited-style-name="Visited_20_Internet_20_Link">подшипники качения</text:a>. К сожалению, как и со многими другими его изобретениями, государство не видело потенциала этих разработок, и они не получили дальнейшего развития. Незадолго до своей смерти изобретатель начал работу по совмещению парового двигателя с своей «самокаткой», но так и не закончил работу. На какой стадии находился процесс осталось неизвестным.</text:p>
      <text:p text:style-name="Standard">Немецкий <text:a xlink:type="simple" xlink:href="https://ru.wikipedia.org/wiki/Инженер" text:style-name="Internet_20_link" text:visited-style-name="Visited_20_Internet_20_Link">инженер</text:a> <text:a xlink:type="simple" xlink:href="https://ru.wikipedia.org/wiki/Карл_Бенц" text:style-name="Internet_20_link" text:visited-style-name="Visited_20_Internet_20_Link">Карл Бенц</text:a>, изобретатель множества автомобильных технологий, считается изобретателем и современного автомобиля. <text:a xlink:type="simple" xlink:href="https://ru.wikipedia.org/wiki/Четырёхтактный_двигатель" text:style-name="Internet_20_link" text:visited-style-name="Visited_20_Internet_20_Link">Четырёхтактный</text:a> <text:a xlink:type="simple" xlink:href="https://ru.wikipedia.org/wiki/Бензиновый_двигатель_внутреннего_сгорания" text:style-name="Internet_20_link" text:visited-style-name="Visited_20_Internet_20_Link">бензиновый</text:a> (<text:a xlink:type="simple" xlink:href="https://ru.wikipedia.org/wiki/Газолин" text:style-name="Internet_20_link" text:visited-style-name="Visited_20_Internet_20_Link">газолиновый</text:a>) двигатель внутреннего сгорания, который представляет самую распространённую форму современного самоходного движения — разработка немецкого изобретателя <text:a xlink:type="simple" xlink:href="https://ru.wikipedia.org/wiki/Николаус_Отто" text:style-name="Internet_20_link" text:visited-style-name="Visited_20_Internet_20_Link">Николауса Отто</text:a>. Подобный четырёхтактный <text:a xlink:type="simple" xlink:href="https://ru.wikipedia.org/wiki/Дизельный_двигатель" text:style-name="Internet_20_link" text:visited-style-name="Visited_20_Internet_20_Link">дизельный двигатель</text:a> был также изобретён немцем <text:a xlink:type="simple" xlink:href="https://ru.wikipedia.org/wiki/Дизель,_Рудольф" text:style-name="Internet_20_link" text:visited-style-name="Visited_20_Internet_20_Link">Рудольфом Дизелем</text:a>. Водородный <text:a xlink:type="simple" xlink:href="https://ru.wikipedia.org/wiki/Топливный_элемент" text:style-name="Internet_20_link" text:visited-style-name="Visited_20_Internet_20_Link">топливный элемент</text:a>, одна из технологий, провозглашённых как замена для газолина в качестве источника энергии автомобилей, в принципе был обнаружен другим немцем <text:a xlink:type="simple" xlink:href="https://ru.wikipedia.org/wiki/Шёнбейн,_Кристиан_Фридрих" text:style-name="Internet_20_link" text:visited-style-name="Visited_20_Internet_20_Link">Шёнбейн Кристиан Фридрихом</text:a> в 1838 году. Автомобиль на <text:a xlink:type="simple" xlink:href="https://ru.wikipedia.org/wiki/Электромобиль" text:style-name="Internet_20_link" text:visited-style-name="Visited_20_Internet_20_Link">электрической</text:a> батарее обязан своим появлением одному из изобретателей <text:a xlink:type="simple" xlink:href="https://ru.wikipedia.org/wiki/Электрический_двигатель" text:style-name="Internet_20_link" text:visited-style-name="Visited_20_Internet_20_Link">электрического мотора</text:a> венгру <text:a xlink:type="simple" xlink:href="https://ru.wikipedia.org/wiki/Йедлик,_Аньош_Иштван" text:style-name="Internet_20_link" text:visited-style-name="Visited_20_Internet_20_Link">Аньош Йедлику</text:a> и изобрётшему в 1858 году <text:a xlink:type="simple" xlink:href="https://ru.wikipedia.org/wiki/Свинцово-кислотный_аккумулятор" text:style-name="Internet_20_link" text:visited-style-name="Visited_20_Internet_20_Link">свинцово-кислотную батарею</text:a> <text:a xlink:type="simple" xlink:href="https://ru.wikipedia.org/wiki/Гастон_Планте" text:style-name="Internet_20_link" text:visited-style-name="Visited_20_Internet_20_Link">Гастону Планте</text:a>.</text:p>
      <text:p text:style-name="Standard">первый реально использующийся <text:a xlink:type="simple" xlink:href="https://ru.wikipedia.org/wiki/Автомобиль" text:style-name="Internet_20_link" text:visited-style-name="Visited_20_Internet_20_Link">автомобиль</text:a> с <text:a xlink:type="simple" xlink:href="https://ru.wikipedia.org/wiki/Бензиновый_двигатель_внутреннего_сгорания" text:style-name="Internet_20_link" text:visited-style-name="Visited_20_Internet_20_Link">бензиновым двигателем</text:a> был сконструирован одновременно несколькими независимыми немецкими <text:a xlink:type="simple" xlink:href="https://ru.wikipedia.org/wiki/Изобретение_%28право%29" text:style-name="Internet_20_link" text:visited-style-name="Visited_20_Internet_20_Link">изобретателями</text:a>: <text:a xlink:type="simple" xlink:href="https://ru.wikipedia.org/wiki/Бенц,_Карл" text:style-name="Internet_20_link" text:visited-style-name="Visited_20_Internet_20_Link">Карл Бенц</text:a> построил свой первый автомобиль (<text:a xlink:type="simple" xlink:href="https://ru.wikipedia.org/wiki/Benz_Patent-Motorwagen" text:style-name="Internet_20_link" text:visited-style-name="Visited_20_Internet_20_Link">Benz Patent-Motorwagen</text:a>)в 1885 в <text:a xlink:type="simple" xlink:href="https://ru.wikipedia.org/wiki/Мангейм" text:style-name="Internet_20_link" text:visited-style-name="Visited_20_Internet_20_Link">Мангейме</text:a>. Бенц получил патент на свой автомобиль 29 января 1886 и начал первый выпуск автомобилей в 1888 году после того как его жена <text:a xlink:type="simple" xlink:href="https://ru.wikipedia.org/wiki/Бенц,_Берта" text:style-name="Internet_20_link" text:visited-style-name="Visited_20_Internet_20_Link">Берта Бенц</text:a> показала с помощью первой междугородней поездки от Мангейма до Пфорсгейма и обратно в августе 1888 что безлошадные экипажи вполне подходят для повседневного использования. С 2008 года это событие отмечено <text:a xlink:type="simple" xlink:href="https://ru.wikipedia.org/wiki/Мемориальная_трасса_имени_Берты_Бенц" text:style-name="Internet_20_link" text:visited-style-name="Visited_20_Internet_20_Link">Мемориальной трассой имени Берты Бенц</text:a>.</text:p>
      <text:p text:style-name="Standard">Вскоре, в 1889 г. в <text:a xlink:type="simple" xlink:href="https://ru.wikipedia.org/wiki/Штутгарт" text:style-name="Internet_20_link" text:visited-style-name="Visited_20_Internet_20_Link">Штутгарте</text:a> <text:a xlink:type="simple" xlink:href="https://ru.wikipedia.org/wiki/Даймлер,_Готтлиб" text:style-name="Internet_20_link" text:visited-style-name="Visited_20_Internet_20_Link">Готтлиб Даймлер</text:a> и <text:a xlink:type="simple" xlink:href="https://ru.wikipedia.org/wiki/Майбах,_Вильгельм" text:style-name="Internet_20_link" text:visited-style-name="Visited_20_Internet_20_Link">Вильгельм Майбах</text:a> сконструировали совершенно новое средство передвижения (<text:a xlink:type="simple" xlink:href="https://ru.wikipedia.org/wiki/Daimler_Stahlradwagen" text:style-name="Internet_20_link" text:visited-style-name="Visited_20_Internet_20_Link">Daimler Stahlradwagen</text:a>), которое задумывалось как автомобиль, а не <text:a xlink:type="simple" xlink:href="https://ru.wikipedia.org/wiki/Карета" text:style-name="Internet_20_link" text:visited-style-name="Visited_20_Internet_20_Link">конная повозка</text:a>, оснащенная двигателем. Им же обычно приписывают изобретение в 1886 г. первого <text:a xlink:type="simple" xlink:href="https://ru.wikipedia.org/wiki/Мотоцикл" text:style-name="Internet_20_link" text:visited-style-name="Visited_20_Internet_20_Link">мотоцикла</text:a> (<text:a xlink:type="simple" xlink:href="https://ru.wikipedia.org/wiki/Daimler_Reitwagen" text:style-name="Internet_20_link" text:visited-style-name="Visited_20_Internet_20_Link">Daimler Reitwagen</text:a>).</text:p>
      <text:p text:style-name="Standard">Первое производство <text:a xlink:type="simple" xlink:href="https://ru.wikipedia.org/wiki/Автомобиль" text:style-name="Internet_20_link" text:visited-style-name="Visited_20_Internet_20_Link">автомобилей</text:a> было основано в 1888 г. в <text:a xlink:type="simple" xlink:href="https://ru.wikipedia.org/wiki/Германия" text:style-name="Internet_20_link" text:visited-style-name="Visited_20_Internet_20_Link">Германии</text:a> <text:a xlink:type="simple" xlink:href="https://ru.wikipedia.org/wiki/Бенц,_Карл" text:style-name="Internet_20_link" text:visited-style-name="Visited_20_Internet_20_Link">Карлом Бенцем</text:a> и, по лицензии Бенца, во <text:a xlink:type="simple" xlink:href="https://ru.wikipedia.org/wiki/Франция" text:style-name="Internet_20_link" text:visited-style-name="Visited_20_Internet_20_Link">Франции</text:a> Эмилем Роже. Было и множество других, в том числе производители трициклов <text:a xlink:type="simple" xlink:href="https://ru.wikipedia.org/wiki/Egg_%26_Egli" text:style-name="Internet_20_link" text:visited-style-name="Visited_20_Internet_20_Link">Рудольф Эгг</text:a>, <text:a xlink:type="simple" xlink:href="https://ru.wikipedia.org/wiki/Английский_язык" text:style-name="Internet_20_link" text:visited-style-name="Visited_20_Internet_20_Link">англ.</text:a> <text:a xlink:type="simple" xlink:href="https://en.wikipedia.org/wiki/Edward_Butler_%28inventor%29" text:style-name="Internet_20_link" text:visited-style-name="Visited_20_Internet_20_Link"><text:span text:style-name="T1">Эдвард Батлер</text:span></text:a> и <text:a xlink:type="simple" xlink:href="https://ru.wikipedia.org/wiki/Английский_язык" text:style-name="Internet_20_link" text:visited-style-name="Visited_20_Internet_20_Link">англ.</text:a> <text:a xlink:type="simple" xlink:href="https://en.wikipedia.org/wiki/Léon_Bollée" text:style-name="Internet_20_link" text:visited-style-name="Visited_20_Internet_20_Link"><text:span text:style-name="T1">Леон Болле</text:span></text:a>.</text:p>
      <text:p text:style-name="Standard">Увеличение числа автомобилей ускорило рост <text:a xlink:type="simple" xlink:href="https://ru.wikipedia.org/wiki/Нефтяная_промышленность" text:style-name="Internet_20_link" text:visited-style-name="Visited_20_Internet_20_Link">нефтяной промышленности</text:a>, а также развитие технологии производства <text:a xlink:type="simple" xlink:href="https://ru.wikipedia.org/wiki/Бензин" text:style-name="Internet_20_link" text:visited-style-name="Visited_20_Internet_20_Link">бензина</text:a> (вместо <text:a xlink:type="simple" xlink:href="https://ru.wikipedia.org/wiki/Керосин" text:style-name="Internet_20_link" text:visited-style-name="Visited_20_Internet_20_Link">керосина</text:a> и <text:a xlink:type="simple" xlink:href="https://ru.wikipedia.org/wiki/Фотоген" text:style-name="Internet_20_link" text:visited-style-name="Visited_20_Internet_20_Link">жидкого топлива из угля</text:a>), а также развитие термоустойчивых <text:a xlink:type="simple" xlink:href="https://ru.wikipedia.org/wiki/Нефтяные_масла" text:style-name="Internet_20_link" text:visited-style-name="Visited_20_Internet_20_Link">минеральных смазочных материалов</text:a> (вместо <text:a xlink:type="simple" xlink:href="https://ru.wikipedia.org/wiki/Растительное_масло" text:style-name="Internet_20_link" text:visited-style-name="Visited_20_Internet_20_Link">растительных</text:a> и животных масел).</text:p>
      <text:p text:style-name="Standard">Однако в этот период — период ветеранов — автомобили рассматривались больше в качестве модной новинки, нежели как по-настоящему полезное устройство. Поломки были очень часты, <text:a xlink:type="simple" xlink:href="https://ru.wikipedia.org/wiki/Топливо" text:style-name="Internet_20_link" text:visited-style-name="Visited_20_Internet_20_Link">топливо</text:a> было нелегко достать, пригодных для передвижения на автомобилях <text:a xlink:type="simple" xlink:href="https://ru.wikipedia.org/wiki/Дорога" text:style-name="Internet_20_link" text:visited-style-name="Visited_20_Internet_20_Link">дорог</text:a> было мало.</text:p>
      <text:p text:style-name="Standard"><text:a xlink:type="simple" xlink:href="https://en.wikipedia.org/wiki/Brass_Era_car" text:style-name="Internet_20_link" text:visited-style-name="Visited_20_Internet_20_Link"><text:span text:style-name="T1">Бронзовая</text:span></text:a> (или <text:a xlink:type="simple" xlink:href="https://ru.wikipedia.org/wiki/Эдвардианская_эпоха" text:style-name="Internet_20_link" text:visited-style-name="Visited_20_Internet_20_Link">Эдвардианская</text:a>) эра продолжалась с примерно 1905 г. до начала <text:a xlink:type="simple" xlink:href="https://ru.wikipedia.org/wiki/Первая_мировая_война" text:style-name="Internet_20_link" text:visited-style-name="Visited_20_Internet_20_Link">Первой мировой войны</text:a> в 1914 г. 1905 г. стал верхом в развитии автомобиля, отметившей момент, когда больше автомобилей стало продаваться не энтузиастам, а обычному потребителю.</text:p>
      <text:p text:style-name="Standard"><text:a xlink:type="simple" xlink:href="https://ru.wikipedia.org/wiki/Ford_Model_T" text:style-name="Internet_20_link" text:visited-style-name="Visited_20_Internet_20_Link">Форд Модель Т</text:a> — наиболее распространенный автомобиль этой эпохи. В нём применялась <text:soft-page-break/>планетарная трансмиссия и педальная система управления. Автомобиль победил на конкурсе <text:a xlink:type="simple" xlink:href="https://ru.wikipedia.org/wiki/Автомобиль_века" text:style-name="Internet_20_link" text:visited-style-name="Visited_20_Internet_20_Link">«автомобиль века»</text:a>.</text:p>
      <text:p text:style-name="P1"><text:span text:style-name="T2">28 июля 1914 года австрийский эрцгерцог Франц Фердинанд был убит в Сараево сербским студентом Гаврилой Принципом в этот момент Франц Фердинанд находился в автомобиле </text:span>Austro-Daimler.</text:p>
      <text:p text:style-name="P1">Осенью 1914-го, когда немецкие войска подошли вплотную к Парижу, положение города оказалось критическим. На оголенном участке фронта ничто не мешало противнику буквально одним броском зайти в тыл французам. На помощь пришли такси. Вереницы таксомоторов в кратчайшие сроки перебросили на передовую свежие силы из состава только-только прибывшей в Париж Марокканской дивизии. Заткнувшие брешь в обороне машины стали легендой, войдя в историю как «Марнское такси», в честь расположенной поблизости от места битвы речки Марны. Ну а истинное имя героя — <text:a xlink:type="simple" xlink:href="https://cars.mail.ru/catalog/renault/" text:style-name="Internet_20_link" text:visited-style-name="Visited_20_Internet_20_Link">Renault</text:a> Type AG, один из самых популярных таксомоторов того времени.</text:p>
      <text:p text:style-name="P1"><text:span text:style-name="T3">Но </text:span>удачное использование гражданской машины на войне — редкость, почти исключение. Противоборствующие стороны понимали: чтобы быть эффективным, а главное живучим, автомобилю требуется хоть какое-то бронирование. англичане уже в первые месяцы войны оснастили несколько легковых «Тальботов» бронелистами. Машины, приписанные к «Авиационно-морскому военному ведомству», использовались во время французской кампании как штабные и связные автомобили. Впоследствии некоторые из так называемых «адмиралтейских» «Тальботов» усилили пулеметным вооружением.</text:p>
      <text:p text:style-name="P1">Массовое применение автомобилей уже в первые военные месяцы привело к массовым проблемам. Машинам требовалось топливо — вернее много топлива, и расходники — много расходников. Особенно тяжелая ситуация складывалась с шинами. Промышленность не успевала в полном объеме обеспечить покрышками все армейские автомобили. Поэтому многие машины либо вставали на прикол, либо получали эрзац-шины. Именно тогда немцы достаточно активно использовали так называемые пружинные колеса. На снимке — легковой автомобиль берлинской фирмы Protos, обутый в необычную «резину».</text:p>
      <text:p text:style-name="P1">Мало-помалу войска пополнялись грузовиками, в том числе и полноприводными. Такими, например, как знаменитый Jeffrey Quad. Изначально этот американский грузовик создавался не для военных действий, а для эксплуатации в тяжелых дорожных условиях. Но полный привод и надежная конструкция сделали «Куад» прирожденным воякой. Всего в войсках Антанты и ее союзников несло службу несколько тысяч грузовиков Jeffrey Quad. Причем положительный опыт эксплуатации машины в дальнейшем подтолкнул американцев к идее создания многоцелевого полноприводного вездехода, а проще говоря первого «Джипа».</text:p>
      <text:p text:style-name="P1">Еще одним героем войны стали гусеничные тракторы американской фирмы Holt Manufacturing Company, активно применявшиеся для буксировки тяжелой артиллерии. Уже в 1916-м в составе английских и французских частей числилось около тысячи тракторов Holt 75 и Holt 120. Эти модели различались не только мощностью бензинового (!) двигателя (цифры в названии указывают на количество лошадиных сил), но и системой управления. Более тяжелому Holt 120 в маневрировании помогало дополнительное переднее колесо. Кстати, основатель компании Бенджамин Холт уже после войны получил публичное признание от командования союзников за весомый вклад в победу.</text:p>
      <text:p text:style-name="P1">В армиях Тройственного союза служили и более диковинные машины. Взять хотя бы тягач-генератор Austro-Daimler M16. По сути, перед нами один из первых в мире гибридных грузовиков. Бензиновый мотор передней части тягача заряжал аккумуляторы, от которого питались восемь ступичных электромоторов тягового прицепа. Классический пример последовательного гибрида. Бензиново-электрический тягач Austro-Daimler мог буксировать груз массой свыше 25 тонн. Кстати, принцип действия M16 вовсе не случайно напоминает первый гибридный автомобиль мира — небезызвестный Lohner Porsche Mixte. Ведь в годы Первой мировой Фердинанд Порше как раз и являлся главным конструктором Austro-Daimler. Тягач М16 тоже его работа.</text:p>
      <text:p text:style-name="P1">Битва при Вердене — одна из самых кровопролитных и длительных за всю Первую мировую. <text:soft-page-break/>И одна из тех, где автомобили сыграли ключевую роль. В феврале 1916-го, после успешного наступления немцев, союзные войска оказались в критической ситуации. Но французы опять прибегли к испытанному еще при «Марнском сражении» средству. По единственной неконтролируемой немцами дороге свыше шести тысяч грузовиков и легковушек перебросили к Вердену войска с других участков фронта. За какую-то неделю с помощью автотранспорта на передовую стянули около 190 тысяч солдат и 25 тысяч тонн грузов. Наступление немцев удалось остановить.</text:p>
      <text:p text:style-name="P1">Отечественные конструкторы также внесли существенный вклад в развитие бронеавтомобилей. Один из самых удачных примеров пушечного броневика Первой мировой — русский «Гарфорд-Путилов». Машина, разработанная генерал-майором Николаем Михайловичем Филатовым, базировалась на шасси американского грузовика Garford, а ее выпуск наладили на путиловском заводе в Петрограде. Отсюда, собственно, и название. «Гарфорд» не поражал маневренностью и скоростью — возможностей 30-сильного мотора тяжелому бронированному траку явно не хватало, зато эффективная противопульная защита и более чем серьезный арсенал, включавший, помимо пулеметов, еще и 76-миллиметровую пушку системы «Данглиз-Шнейдер», позволяли экипажам подавлять хорошо укрепленные боевые точки противника.</text:p>
      <text:p text:style-name="P1">А вот так выглядит первый неловкий, но важный шаг от бронеавтомобиля к танку. Поистине смертельной проблемой для пехоты Первой мировой стали редуты колючей проволоки, к которой часто крепилась и взрывчатка. Вот почему преодоление колюче-проволочных преград стало первостепенной задачей для лучших умов эпохи. Одним из предложенных решений проблемы стала машина инженера Луи Буаро. По сути, эта 30-тонная конструкция представляла собой самодвижущуюся шестисекционную гусеницу исполинских размеров, внутри которой располагалась моторизованная тележка. Она двигалась внутри гусеницы и буквально проталкивала ее вперед. По идее создателя, эта чудная конструкция могла проделывать бреши в проволочных заграждениях, открывая проходы для пехоты. Но то в теории. На практике же машина Буаро отличалась невероятной медлительностью — максимальная скорость всего 3 км/ч. Хуже того — самоходная гусеница не могла изменять направление движения на ходу.</text:p>
      <text:p text:style-name="P1">английском Mk.1 и его модификациях. <text:span text:style-name="T4">Медлительный, тяжёлый. Пробивался бронебойными пулями. Психическая атака. </text:span>Тяжелый A7V стал первым и единственным немецким танком, принявшим участие в войне.максималку до 15 км/ч.</text:p>
      <text:p text:style-name="P1">Легкий Renault FT-17 недаром называют первым танком современной эпохи. Именно у FT-17 впервые появилась вращающаяся цилиндрическая башня, а маневренность и скорость позволяли эффективно использовать танк в качестве непосредственной поддержки пехоты. Да, мощность вооружения была невелика, а броня защищала только от пуль, зато <text:a xlink:type="simple" xlink:href="https://cars.mail.ru/catalog/renault/" text:style-name="Internet_20_link" text:visited-style-name="Visited_20_Internet_20_Link">«Рено»</text:a> брал массовостью. Всего за годы войны построили около 4500 «эфтэшек». Именно эта модель стала основой для многих лицензионных машин других стран.Дошло до того, что изображение FT-17 некоторое время красовалось на фирменной эмблеме «Рено».</text:p>
      <text:p text:style-name="P1">инженера Николая Лебеденк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21:33:14.861464900</meta:creation-date>
    <dc:date>2017-04-10T10:17:48.822173399</dc:date>
    <meta:editing-duration>PT55M12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3" meta:paragraph-count="22" meta:word-count="1425" meta:character-count="11017" meta:non-whitespace-character-count="9599"/>
  </office:meta>
</office:document-meta>
</file>